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cm" fo:margin-bottom="0.25cm" style:contextual-spacing="false" fo:line-height="150%"/>
    </style:style>
    <style:style style:name="P2" style:family="paragraph" style:parent-style-name="Heading_20_1">
      <style:paragraph-properties fo:margin-top="0cm" fo:margin-bottom="0.25cm" style:contextual-spacing="false" fo:line-height="150%" fo:break-before="page"/>
    </style:style>
    <style:style style:name="P3" style:family="paragraph" style:parent-style-name="Heading_20_2">
      <style:paragraph-properties fo:margin-top="0cm" fo:margin-bottom="0.25cm" style:contextual-spacing="false" fo:line-height="150%"/>
      <style:text-properties officeooo:rsid="001ae85f" officeooo:paragraph-rsid="001ae85f"/>
    </style:style>
    <style:style style:name="P4" style:family="paragraph" style:parent-style-name="Heading_20_2">
      <style:paragraph-properties fo:margin-top="0cm" fo:margin-bottom="0.25cm" style:contextual-spacing="false" fo:line-height="150%"/>
    </style:style>
    <style:style style:name="P5" style:family="paragraph" style:parent-style-name="Text_20_body">
      <style:paragraph-properties fo:margin-top="0cm" fo:margin-bottom="0.25cm" style:contextual-spacing="false" fo:line-height="150%"/>
      <style:text-properties officeooo:rsid="001ae85f" officeooo:paragraph-rsid="001b763d"/>
    </style:style>
    <style:style style:name="P6" style:family="paragraph" style:parent-style-name="Text_20_body">
      <style:paragraph-properties fo:margin-top="0cm" fo:margin-bottom="0.25cm" style:contextual-spacing="false" fo:line-height="150%"/>
      <style:text-properties officeooo:rsid="001ae85f" officeooo:paragraph-rsid="001ae85f"/>
    </style:style>
    <style:style style:name="P7" style:family="paragraph" style:parent-style-name="Text_20_body">
      <style:paragraph-properties fo:margin-top="0cm" fo:margin-bottom="0.25cm" style:contextual-spacing="false" fo:line-height="150%"/>
      <style:text-properties officeooo:rsid="001b763d" officeooo:paragraph-rsid="001bb9a9"/>
    </style:style>
    <style:style style:name="P8" style:family="paragraph" style:parent-style-name="Text_20_body">
      <style:paragraph-properties fo:margin-top="0cm" fo:margin-bottom="0.25cm" style:contextual-spacing="false" fo:line-height="150%"/>
      <style:text-properties officeooo:rsid="001b763d" officeooo:paragraph-rsid="001b763d"/>
    </style:style>
    <style:style style:name="P9" style:family="paragraph" style:parent-style-name="Text_20_body">
      <style:paragraph-properties fo:margin-top="0cm" fo:margin-bottom="0.25cm" style:contextual-spacing="false" fo:line-height="150%"/>
      <style:text-properties fo:font-style="italic" officeooo:rsid="001dc8ae" officeooo:paragraph-rsid="001dc8ae" style:font-style-asian="italic" style:font-style-complex="italic"/>
    </style:style>
    <style:style style:name="P10" style:family="paragraph" style:parent-style-name="Text_20_body">
      <style:paragraph-properties fo:margin-top="0cm" fo:margin-bottom="0.25cm" style:contextual-spacing="false" fo:line-height="150%"/>
      <style:text-properties fo:font-style="normal" officeooo:rsid="001dc8ae" officeooo:paragraph-rsid="001dc8ae" style:font-style-asian="normal" style:font-style-complex="normal"/>
    </style:style>
    <style:style style:name="P11" style:family="paragraph" style:parent-style-name="Text_20_body">
      <style:paragraph-properties fo:margin-top="0cm" fo:margin-bottom="0.25cm" style:contextual-spacing="false" fo:line-height="150%"/>
      <style:text-properties officeooo:paragraph-rsid="00225428"/>
    </style:style>
    <style:style style:name="T1" style:family="text">
      <style:text-properties officeooo:rsid="001ae85f"/>
    </style:style>
    <style:style style:name="T2" style:family="text">
      <style:text-properties officeooo:rsid="001b763d"/>
    </style:style>
    <style:style style:name="T3" style:family="text">
      <style:text-properties officeooo:rsid="001bb9a9"/>
    </style:style>
    <style:style style:name="T4" style:family="text">
      <style:text-properties officeooo:rsid="001bc4de"/>
    </style:style>
    <style:style style:name="T5" style:family="text">
      <style:text-properties officeooo:rsid="001cfe83"/>
    </style:style>
    <style:style style:name="T6" style:family="text">
      <style:text-properties officeooo:rsid="001dc8ae"/>
    </style:style>
    <style:style style:name="T7" style:family="text">
      <style:text-properties style:use-window-font-color="true" loext:opacity="0%"/>
    </style:style>
    <style:style style:name="T8" style:family="text">
      <style:text-properties style:use-window-font-color="true" loext:opacity="0%" officeooo:rsid="00500131"/>
    </style:style>
    <style:style style:name="T9" style:family="text">
      <style:text-properties style:use-window-font-color="true" loext:opacity="0%" officeooo:rsid="001dee12"/>
    </style:style>
    <style:style style:name="T10" style:family="text">
      <style:text-properties style:use-window-font-color="true" loext:opacity="0%" officeooo:rsid="001f842e"/>
    </style:style>
    <style:style style:name="T11" style:family="text">
      <style:text-properties style:use-window-font-color="true" loext:opacity="0%" officeooo:rsid="0020b110"/>
    </style:style>
    <style:style style:name="T12" style:family="text">
      <style:text-properties officeooo:rsid="0020b110"/>
    </style:style>
    <style:style style:name="T13" style:family="text">
      <style:text-properties fo:font-style="normal" officeooo:rsid="0020b110" style:font-style-asian="normal" style:font-style-complex="normal"/>
    </style:style>
    <style:style style:name="T14" style:family="text">
      <style:text-properties fo:font-style="normal" officeooo:rsid="00225428" style:font-style-asian="normal" style:font-style-complex="normal"/>
    </style:style>
    <style:style style:name="T15" style:family="text">
      <style:text-properties fo:font-style="normal" officeooo:rsid="00239e75" style:font-style-asian="normal" style:font-style-complex="normal"/>
    </style:style>
    <style:style style:name="T16" style:family="text">
      <style:text-properties fo:font-style="normal" officeooo:rsid="00261b61" style:font-style-asian="normal" style:font-style-complex="normal"/>
    </style:style>
    <style:style style:name="T17" style:family="text">
      <style:text-properties officeooo:rsid="00225428"/>
    </style:style>
    <style:style style:name="T18" style:family="text">
      <style:text-properties officeooo:rsid="00239e75"/>
    </style:style>
    <style:style style:name="T19" style:family="text">
      <style:text-properties officeooo:rsid="00261b6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discussion of findings must be in line with disciplinary expectations. A comprehensive discussion is expected to be a minimum of 10 pages, double-spaced for doctoral students and a minimum of 5 pages, double-spaced for Master’s students (including figures, images, and tables). It pertains to the entirety of a thesis. The discussion of findings should provide an final, overarching summary of study themes, limitations, and future directions.<text:line-break/><text:line-break/>In the case of a<text:a xlink:type="simple" xlink:href="https://www.mcgill.ca/gps/thesis/thesis-guidelines/preparation/manuscript-based-article-based-theses" text:style-name="Internet_20_link" text:visited-style-name="Visited_20_Internet_20_Link"> manuscript-based thesis</text:a>, the comprehensive discussion should encompass all of the chapters of the thesis and should not be a repetition of the individual chapters. This section can be used to address issues not sufficiently covered in the preceding chapters or papers (e.g., critiques raised by reviewers that could not be incorporated into published works, or reintroducing discussion arguments removed from published papers upon reviewer request). This section can also be used to elaborate on the practical/applied aspects of published findings in a manner that is more accessible to less expert readers.</text:p>
      <text:p text:style-name="P1"/>
      <text:h text:style-name="P2" text:outline-level="1"><text:span text:style-name="T1">D</text:span>iscussion</text:h>
      <text:p text:style-name="P7">The main objective of my thesis was to better understand the drivers of tetrapods’ trophic interactions (Chapter 1-2), food web assembly (Chapter 2), migratory behaviour (Chapter 3), and trends (Chapter 4). To do so, I mainly focused on <text:span text:style-name="T3">species functional </text:span>traits <text:span text:style-name="T3">and</text:span> <text:span text:style-name="T4">us</text:span><text:span text:style-name="T5">ed</text:span><text:span text:style-name="T4"> a </text:span>macroecological <text:span text:style-name="T4">approach</text:span>, <text:span text:style-name="T3">looking at hundreds to thousands of species across continental scale. </text:span><text:span text:style-name="T6">From t</text:span><text:span text:style-name="T4">his large scale approach, </text:span><text:span text:style-name="T6">I</text:span><text:span text:style-name="T4"> highlight</text:span><text:span text:style-name="T6">ed</text:span><text:span text:style-name="T4"> novel generalities across communities, space, and time. </text:span><text:span text:style-name="T5">Here, I</text:span><text:span text:style-name="T4"> will discuss these key findings, their implications, limitations, and </text:span><text:span text:style-name="T5">the </text:span><text:span text:style-name="T4">future directions in the three major themes of the thesis: trait-based prediction</text:span><text:span text:style-name="T6">s</text:span><text:span text:style-name="T4"> of </text:span><text:span text:style-name="T6">trophic </text:span><text:span text:style-name="T4">interactions, food web assembly, and seasonal bird biogeography.</text:span></text:p>
      <text:h text:style-name="P3" text:outline-level="2"/>
      <text:h text:style-name="P3" text:outline-level="2">Trait-based predictions of <text:span text:style-name="T6">trophic </text:span>interactions</text:h>
      <text:p text:style-name="P10">Trophic interactions, <text:span text:style-name="T8">where a predator species feeds on a prey species, </text:span><text:span text:style-name="T7">are constrained by neutral and niche processes. </text:span><text:span text:style-name="T9">First, a species can only feed on another if they co-occur (neutral constraint) which results from environmental filters, dispersal limitations, and species interactions. Second, a species will feed on another only if the traits of the prey species fits within the trophic niche of the predator </text:span><text:span text:style-name="T10">(niche constraint)</text:span><text:span text:style-name="T9">. This ‘match’ between the trophic niche of the predator and the traits of the prey is encapsulated in trait-based trophic interaction models. </text:span><text:span text:style-name="T10">T</text:span><text:span text:style-name="T11">o be useful, these</text:span><text:span text:style-name="T10"> models </text:span><text:span text:style-name="T11">rely on</text:span><text:span text:style-name="T10"> </text:span><text:span text:style-name="T11">some generalities in the trait-interaction relationships of predators and prey across taxa and ecosystems.</text:span></text:p>
      <text:p text:style-name="P9"/>
      <text:p text:style-name="P9">Major findings</text:p>
      <text:p text:style-name="P11"><text:span text:style-name="T13">In chapter 1, </text:span><text:span text:style-name="T16">We</text:span><text:span text:style-name="T13"> found that we could predict most potential trophic interactions among all European terrestrial vertebrates using a model calibrated with only 0.1% of the interactions. </text:span><text:span text:style-name="T16">We</text:span><text:span text:style-name="T14"> showed this using a Bayesian linear model relating trophic interaction</text:span><text:span text:style-name="T15">s</text:span><text:span text:style-name="T14"> between 1055 species to a relatively small set of </text:span><text:span text:style-name="T15">trait-based</text:span><text:span text:style-name="T14"> predictor variables. </text:span><text:span text:style-name="T13">We found that the effects of traits were relatively stable across most major taxonomic groups and </text:span>bioregions. <text:span text:style-name="T12">These results suggest that the trait-interaction relationships are fairly general among European tetrapod species and across the continent. </text:span><text:span text:style-name="T17">However, we also found that the prey of some groups, especially generalist species, were not as well predicted. This limitation of the model suggest that the driver</text:span><text:span text:style-name="T18">s of interactions of</text:span><text:span text:style-name="T17"> generalist species </text:span><text:span text:style-name="T18">are</text:span><text:span text:style-name="T17"> not well </text:span><text:span text:style-name="T18">captured by</text:span><text:span text:style-name="T17"> our models.</text:span></text:p>
      <text:p text:style-name="P11"><text:soft-page-break/><text:span text:style-name="T17">In chapter 2, </text:span><text:span text:style-name="T19">we</text:span><text:span text:style-name="T17"> found that we could </text:span><text:span text:style-name="T19">calibrate a model in a given food web to predict interactions in another ecosystems. </text:span>We train trait-based models of pairwise trophic interactions on four independent vertebrate food webs (Canadian tundra, Serengeti, alpine south-eastern Pyrenees and Europe) and evaluate how well these models predict pairwise interactions of each food web. <text:span text:style-name="T19">Our results</text:span> <text:span text:style-name="T19">suggest</text:span> that there are general constraints on interactions <text:span text:style-name="T19">even in highly contrasting environment</text:span>.</text:p>
      <text:p text:style-name="P9"/>
      <text:p text:style-name="P9">Implications</text:p>
      <text:p text:style-name="P9">Limitations</text:p>
      <text:p text:style-name="P9">Future directions</text:p>
      <text:p text:style-name="P5">Generalities found (specific traits for trophic interactions) =&gt; support trait as quantitative framework</text:p>
      <text:p text:style-name="P6">Limitations of traits</text:p>
      <text:p text:style-name="P6">Non-trophic interactions</text:p>
      <text:p text:style-name="P6">How can predictions be used</text:p>
      <text:p text:style-name="P6">The future of trait-based predictions of interactions</text:p>
      <text:p text:style-name="P6">From predictions to more realized interactions</text:p>
      <text:p text:style-name="P6"/>
      <text:h text:style-name="P3" text:outline-level="2">The assembly of food webs</text:h>
      <text:p text:style-name="P6">What I found in Ch2</text:p>
      <text:p text:style-name="P6">Trait-based constraints + Higher-level constraint (spatial structure, stability, seasonal structure)</text:p>
      <text:p text:style-name="P6">Using this novel understanding to expand food web ecology 1</text:p>
      <text:p text:style-name="P6">Using this novel understanding to expand food web ecology 2</text:p>
      <text:p text:style-name="P8">What about other ecological networks</text:p>
      <text:p text:style-name="P8"/>
      <text:h text:style-name="P3" text:outline-level="2"><text:soft-page-break/>Seasonal <text:span text:style-name="T2">bird </text:span>biogeography</text:h>
      <text:p text:style-name="P6">What I found in Ch3</text:p>
      <text:p text:style-name="P6">The importance of considering seasonal movements</text:p>
      <text:p text:style-name="P6">Climate change and seasonal migration</text:p>
      <text:p text:style-name="P6">Other biogeographical patterns?</text:p>
      <text:p text:style-name="P5">Niche in a seasonal context</text:p>
      <text:p text:style-name="P6"><text:span text:style-name="T2">Seasonal</text:span> threats <text:span text:style-name="T2">and protection</text:span></text:p>
      <text:p text:style-name="P6">Consequences for conservation</text:p>
      <text:p text:style-name="P6"/>
      <text:h text:style-name="P4" text:outline-level="2">Conclusion</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2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ominique Caron</meta:initial-creator>
    <meta:creation-date>2024-02-05T13:47:40.883374140</meta:creation-date>
    <meta:generator>LibreOffice/24.2.2.2$Linux_X86_64 LibreOffice_project/420$Build-2</meta:generator>
    <dc:date>2024-04-30T12:54:03.397394407</dc:date>
    <dc:creator>Dominique Caron</dc:creator>
    <meta:editing-duration>PT49M20S</meta:editing-duration>
    <meta:editing-cycles>7</meta:editing-cycles>
    <meta:document-statistic meta:table-count="0" meta:image-count="0" meta:object-count="0" meta:page-count="4" meta:paragraph-count="32" meta:word-count="701" meta:character-count="4765" meta:non-whitespace-character-count="4095"/>
  </office:meta>
</office:document-meta>
</file>